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6mm"/>
    </style:style>
    <style:style style:name="co2" style:family="table-column">
      <style:table-column-properties fo:break-before="auto" style:column-width="105.3mm"/>
    </style:style>
    <style:style style:name="co3" style:family="table-column">
      <style:table-column-properties fo:break-before="auto" style:column-width="48.42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191.01mm"/>
    </style:style>
    <style:style style:name="co6" style:family="table-column">
      <style:table-column-properties fo:break-before="auto" style:column-width="442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1.84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17.37mm" fo:break-before="auto" style:use-optimal-row-height="fals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18.4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13.9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99cc00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text-properties fo:color="#99cc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00b050" fo:border="0.06pt solid #000000"/>
    </style:style>
    <style:style style:name="ce21" style:family="table-cell" style:parent-style-name="Default" style:data-style-name="N0">
      <style:table-cell-properties fo:background-color="#ffc000" fo:border="0.06pt solid #000000"/>
    </style:style>
    <style:style style:name="ce22" style:family="table-cell" style:parent-style-name="Default" style:data-style-name="N0">
      <style:table-cell-properties fo:background-color="#ffcc00" fo:border="0.06pt solid #000000"/>
      <style:text-properties fo:color="#000000"/>
    </style:style>
    <style:style style:name="ce23" style:family="table-cell" style:parent-style-name="Default" style:data-style-name="N0">
      <style:text-properties fo:color="#ff0000"/>
    </style:style>
    <style:style style:name="ce24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0">
      <style:table-cell-properties fo:background-color="transparent" fo:border="0.06pt solid #000000"/>
    </style:style>
    <style:style style:name="ce28" style:family="table-cell" style:parent-style-name="Default" style:data-style-name="N0">
      <style:table-cell-properties fo:border-bottom="none" fo:background-color="#ffc000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</style:style>
    <style:style style:name="ce30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fo:background-color="#00b050" fo:border="0.06pt solid #000000"/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background-color="#00cc00" fo:border="0.06pt solid #000000"/>
    </style:style>
    <style:style style:name="ce34" style:family="table-cell" style:parent-style-name="Default" style:data-style-name="N0">
      <style:table-cell-properties fo:background-color="#ffcc00" fo:border="0.06pt solid #000000"/>
    </style:style>
    <style:style style:name="ce3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4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7" table:default-cell-style-name="ce14"/>
        <table:table-column table:style-name="co8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x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OBS: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3"/>
          <table:table-cell table:style-name="ce18" office:value-type="string" calcext:value-type="string">
            <text:p>---&gt; FUNCIONALIDADES CONCLUÍDAS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4"/>
          <table:table-cell table:style-name="ce19" office:value-type="string" calcext:value-type="string">
            <text:p>---&gt; FUNCIONALIDADES PENDENTES</text:p>
          </table:table-cell>
          <table:table-cell table:number-columns-repeated="3"/>
          <table:table-cell table:style-name="ce4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6" table:number-rows-spanned="1">
            <text:p>EPIC: SISTEMA REDE COMUNICATICA ENTRE CLIENTE E PROFISSIONA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6" table:number-rows-spanned="1">
            <text:p>CHAPTER 1: AUTENTICAÇÃO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CADASTRAR USUARIO – CRUD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2" calcext:value-type="float">
            <text:p>2</text:p>
          </table:table-cell>
          <table:table-cell table:style-name="ce8"/>
          <table:table-cell table:style-name="ce36" office:value-type="string" calcext:value-type="string">
            <text:p>CRIAR, ALTERAR, LISTAR E EXCLUIR</text:p>
          </table:table-cell>
          <table:table-cell table:number-columns-repeated="1018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ESTUDAR LOGIN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8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LOGIN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 office:value-type="string" calcext:value-type="string">
            <text:p>- Realizar login como usuário do sistema (cliente) e 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 </text:p>
            <text:p>Futuramente (na próxima Sprint) poderei me cadastrar como cliente e estender meu </text:p>
            <text:p>Cadastro durante o uso do sistema para profissional.</text:p>
            <text:p>- Validações dos campos do login estarão funcionando e criptografia no BD </text:p>
            <text:p>(gerando um hexadecimal na senha).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ALTERAR SENHA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VALIDAR CADASTRO VIA E-MAIL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LOGAR FB/GMAIL</text:p>
          </table:table-cell>
          <table:table-cell table:style-name="ce9" office:value-type="string" calcext:value-type="string">
            <text:p>ÚTIL</text:p>
          </table:table-cell>
          <table:table-cell table:style-name="ce38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SEGURANÇA DE NAVEGAÇÃO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FILTRO URL</text:p>
          </table:table-cell>
          <table:table-cell table:number-columns-repeated="1018"/>
        </table:table-row>
        <table:table-row table:style-name="ro3">
          <table:table-cell table:style-name="ce9"/>
          <table:table-cell table:style-name="ce23"/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9"/>
          <table:table-cell/>
          <table:table-cell table:style-name="ce9" table:number-columns-repeated="4"/>
          <table:table-cell table:number-columns-repeated="1018"/>
        </table:table-row>
        <table:table-row table:style-name="ro1">
          <table:table-cell table:style-name="ce7" office:value-type="string" calcext:value-type="string" table:number-columns-spanned="6" table:number-rows-spanned="1">
            <text:p>CHAPTER 2: USUARIO NORMA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LISTAR PROFISSIONAL</text:p>
          </table:table-cell>
          <table:table-cell table:style-name="ce36" office:value-type="string" calcext:value-type="string">
            <text:p>CRÍTICO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- Como usuário (cliente ou profissional) irei selecionar a lista de profissionais</text:p>
            <text:p>E serei redirecionada para lista de profissionais. Verei foto profissional com dados e link para detalhes.</text:p>
            <text:p> E na página terei acesso ao filtro de profissionais.</text:p>
          </table:table-cell>
          <table:table-cell table:style-name="ce8"/>
          <table:table-cell table:number-columns-repeated="1018"/>
        </table:table-row>
        <table:table-row table:style-name="ro5"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FILTRAR PROFISSIONAL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2" calcext:value-type="float">
            <text:p>2</text:p>
          </table:table-cell>
          <table:table-cell table:style-name="Default" office:value-type="string" calcext:value-type="string">
            <text:p>- Selecionar uma categoria de profissional e verificar se lista atende parâmetros da seleção. só pode</text:p>
            <text:p> selecionar uma categoria por vez.</text:p>
            <text:p>Se clicar no detalhes do profissional irei para a página de detalhes do profissional (irei ver</text:p>
            <text:p> Link para localização no mapa e dados do profissional).</text:p>
            <text:p>- Quando trocar o parâmetro de seleção a lista é atualizada.</text:p>
          </table:table-cell>
          <table:table-cell table:style-name="ce9" office:value-type="string" calcext:value-type="string">
            <text:p>POR CATEGORIA (por enquanto)</text:p>
          </table:table-cell>
          <table:table-cell table:number-columns-repeated="1018"/>
        </table:table-row>
        <table:table-row table:style-name="ro6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VALIAR PROFISSIONAL</text:p>
          </table:table-cell>
          <table:table-cell table:style-name="ce9" office:value-type="string" calcext:value-type="string">
            <text:p>IMPORTANTE</text:p>
          </table:table-cell>
          <table:table-cell table:style-name="ce38" office:value-type="float" office:value="5" calcext:value-type="float">
            <text:p>5</text:p>
          </table:table-cell>
          <table:table-cell table:style-name="ce9"/>
          <table:table-cell table:style-name="ce9" office:value-type="string" calcext:value-type="string">
            <text:p>A MÉDIA DA AVALIAÇÃO DO PROFISSIONAL APARECERÁ NA SUA TELA DE DETALHES. O USUARIO </text:p>
            <text:p>PODERÁ AVALIAR SOMENTE SE O MESMO FOR SELECIONADO COMO CLIENTE DE ALGUM TRABALHO PUBLICADO PELO PROFISSIONAL</text:p>
          </table:table-cell>
          <table:table-cell table:number-columns-repeated="1018"/>
        </table:table-row>
        <table:table-row table:style-name="ro7">
          <table:table-cell table:style-name="ce9" office:value-type="float" office:value="11" calcext:value-type="float">
            <text:p>11</text:p>
          </table:table-cell>
          <table:table-cell table:style-name="ce21" office:value-type="string" calcext:value-type="string">
            <text:p>CONTATAR PROFISSIONAL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 office:value-type="string" calcext:value-type="string">
            <text:p>- A partir do detalhamento do profissional posso contatar o profissional.</text:p>
            <text:p>- o contato é uma msg com caixa de título e texto que são de preenchimento</text:p>
            <text:p>Obrigatório. Apenas  como verificação (sem front end) irei verificar a msg na página “mensagens” </text:p>
            <text:p>Quando autenticado como o profissional que recebeu a msg.</text:p>
          </table:table-cell>
          <table:table-cell table:style-name="ce9" office:value-type="string" calcext:value-type="string">
            <text:p>PEDIDO DE ORÇAMENTO, DÚVIDAS, ETC.</text:p>
          </table:table-cell>
          <table:table-cell table:number-columns-repeated="1018"/>
        </table:table-row>
        <table:table-row table:style-name="ro7">
          <table:table-cell table:style-name="ce9" office:value-type="float" office:value="12" calcext:value-type="float">
            <text:p>12</text:p>
          </table:table-cell>
          <table:table-cell table:style-name="ce21" office:value-type="string" calcext:value-type="string">
            <text:p>PUBLICAR NO MURAL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2" calcext:value-type="float">
            <text:p>2</text:p>
          </table:table-cell>
          <table:table-cell table:style-name="ce9" office:value-type="string" calcext:value-type="string">
            <text:p>- como usuário cliente eu envio msg com título e texto para publicação no mural de uma determinada</text:p>
            <text:p> categoria de profissionais. quando publico devo me autenticar como profissional e verificar o mural. lá deve </text:p>
            <text:p>aparecer a msg que foi enviada pelos clientes somente para esta categoria (a qual o profissional </text:p>
            <text:p>Autenticado está relacionado).</text:p>
          </table:table-cell>
          <table:table-cell table:style-name="ce9" office:value-type="string" calcext:value-type="string">
            <text:p>ENVIAR SOLICITAÇÃO PARA DETERMINADA CATEGORIA DE PROFISSIONAIS. COM REGIÃO E VALOR A PAGAR POR EX.</text:p>
          </table:table-cell>
          <table:table-cell table:number-columns-repeated="1018"/>
        </table:table-row>
        <table:table-row table:style-name="ro1" table:visibility="collapse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COMPARAR PROFISSIONAIS</text:p>
          </table:table-cell>
          <table:table-cell table:style-name="ce9"/>
          <table:table-cell table:style-name="ce38"/>
          <table:table-cell table:style-name="ce9" table:number-columns-repeated="2"/>
          <table:table-cell table:number-columns-repeated="1018"/>
        </table:table-row>
        <table:table-row table:style-name="ro8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LOCALIZAR PROFISSIONAL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PELO IP DE ACESSO SERÁ LOCALIZADO NO MAPA</text:p>
          </table:table-cell>
          <table:table-cell table:number-columns-repeated="1018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5" office:value-type="string" calcext:value-type="string">
            <text:p>LISTAR MINHAS PUBLICAÇÕES</text:p>
          </table:table-cell>
          <table:table-cell table:style-name="ce25" office:value-type="string" calcext:value-type="string">
            <text:p>IMPORTANTE</text:p>
          </table:table-cell>
          <table:table-cell table:style-name="ce3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LISTAR MENSAGENS</text:p>
          </table:table-cell>
          <table:table-cell table:style-name="ce25" office:value-type="string" calcext:value-type="string">
            <text:p>CRÍTICO</text:p>
          </table:table-cell>
          <table:table-cell table:style-name="ce3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6" office:value-type="string" calcext:value-type="string">
            <text:p>EXCLUIR PUBLICACAO</text:p>
          </table:table-cell>
          <table:table-cell table:style-name="ce25" office:value-type="string" calcext:value-type="string">
            <text:p>IMPORTANTE</text:p>
          </table:table-cell>
          <table:table-cell table:style-name="ce3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5" office:value-type="string" calcext:value-type="string">
            <text:p>EXCLUIR MENSAGEM</text:p>
          </table:table-cell>
          <table:table-cell table:style-name="ce25" office:value-type="string" calcext:value-type="string">
            <text:p>IMPORTANTE</text:p>
          </table:table-cell>
          <table:table-cell table:style-name="ce3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25" office:value-type="string" calcext:value-type="string">
            <text:p>DETALHES PUBLICACAO</text:p>
          </table:table-cell>
          <table:table-cell table:style-name="ce25" office:value-type="string" calcext:value-type="string">
            <text:p>CRÍTICO</text:p>
          </table:table-cell>
          <table:table-cell table:style-name="ce3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25" office:value-type="string" calcext:value-type="string">
            <text:p>DETALHES MENSAGEM</text:p>
          </table:table-cell>
          <table:table-cell table:style-name="ce25" office:value-type="string" calcext:value-type="string">
            <text:p>IMPORTANTE</text:p>
          </table:table-cell>
          <table:table-cell table:style-name="ce3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6" table:number-rows-spanned="1">
            <text:p>CHAPTER 3: ADMINISTRADOR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27" office:value-type="string" calcext:value-type="string">
            <text:p>EMITIR RELATÓRIOS DE CLIENTES</text:p>
          </table:table-cell>
          <table:table-cell table:style-name="ce9" office:value-type="string" calcext:value-type="string">
            <text:p>IMPORTANTE</text:p>
          </table:table-cell>
          <table:table-cell table:style-name="ce38" office:value-type="float" office:value="2" calcext:value-type="float">
            <text:p>2</text:p>
          </table:table-cell>
          <table:table-cell table:style-name="ce42"/>
          <table:table-cell table:style-name="ce9"/>
          <table:table-cell table:number-columns-repeated="1018"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27" office:value-type="string" calcext:value-type="string">
            <text:p>EMITIR RELATÓRIOS DE PROFISSIONAIS</text:p>
          </table:table-cell>
          <table:table-cell table:style-name="ce9" office:value-type="string" calcext:value-type="string">
            <text:p>IMPORTANTE</text:p>
          </table:table-cell>
          <table:table-cell table:style-name="ce38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27" office:value-type="string" calcext:value-type="string">
            <text:p>EMITIR RELATÓRIOS DE USUARIOS</text:p>
          </table:table-cell>
          <table:table-cell table:style-name="ce9" office:value-type="string" calcext:value-type="string">
            <text:p>IMPORTANTE</text:p>
          </table:table-cell>
          <table:table-cell table:style-name="ce40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TODOS OS USUARIOS (CLIENTE + PROFISSIONAL)</text:p>
          </table:table-cell>
          <table:table-cell table:number-columns-repeated="1018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CRUD DE USUARIOS E ADMINISTRADORES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CRUD PROPAGANDAS</text:p>
          </table:table-cell>
          <table:table-cell table:style-name="ce9" office:value-type="string" calcext:value-type="string">
            <text:p>ÚTIL</text:p>
          </table:table-cell>
          <table:table-cell table:style-name="ce38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CRUD CATEGORIAS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2" calcext:value-type="float">
            <text:p>2</text:p>
          </table:table-cell>
          <table:table-cell table:style-name="ce9"/>
          <table:table-cell table:style-name="ce9" office:value-type="string" calcext:value-type="string">
            <text:p>PRONTO</text:p>
          </table:table-cell>
          <table:table-cell table:number-columns-repeated="1018"/>
        </table:table-row>
        <table:table-row table:style-name="ro1">
          <table:table-cell table:style-name="ce9" table:number-columns-repeated="6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6" table:number-rows-spanned="1">
            <text:p>CHAPTER 4: USUARIO ESTENDE PROFISSIONAL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PUBLICAR TRABALHOS</text:p>
          </table:table-cell>
          <table:table-cell table:style-name="ce9" office:value-type="string" calcext:value-type="string">
            <text:p>IMPORTANTE</text:p>
          </table:table-cell>
          <table:table-cell table:style-name="ce38" office:value-type="float" office:value="3" calcext:value-type="float">
            <text:p>3</text:p>
          </table:table-cell>
          <table:table-cell table:style-name="ce9"/>
          <table:table-cell table:style-name="ce9" office:value-type="string" calcext:value-type="string">
            <text:p>MARCANDO O CONTRATANTE PARA POSTERIORMENTE AVALIAÇÃO DO MESMO / PESQUISAR API DE FOTOS</text:p>
          </table:table-cell>
          <table:table-cell table:number-columns-repeated="1018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25" office:value-type="string" calcext:value-type="string">
            <text:p>HISTÓRICOS DE CLIENTES</text:p>
          </table:table-cell>
          <table:table-cell table:style-name="ce25" office:value-type="string" calcext:value-type="string">
            <text:p>ÚTIL</text:p>
          </table:table-cell>
          <table:table-cell table:style-name="ce39" office:value-type="float" office:value="1" calcext:value-type="float">
            <text:p>1</text:p>
          </table:table-cell>
          <table:table-cell table:style-name="ce25"/>
          <table:table-cell table:style-name="ce45"/>
          <table:table-cell table:number-columns-repeated="1018"/>
        </table:table-row>
        <table:table-row table:style-name="ro9">
          <table:table-cell table:style-name="ce9" office:value-type="float" office:value="29" calcext:value-type="float">
            <text:p>29</text:p>
          </table:table-cell>
          <table:table-cell table:style-name="ce28" office:value-type="string" calcext:value-type="string">
            <text:p>LOCALIZAR USUÁRIO (CLIENTE)</text:p>
          </table:table-cell>
          <table:table-cell table:style-name="ce30" office:value-type="string" calcext:value-type="string">
            <text:p>CRÍTICO</text:p>
          </table:table-cell>
          <table:table-cell table:style-name="ce41" office:value-type="float" office:value="2" calcext:value-type="float">
            <text:p>2</text:p>
          </table:table-cell>
          <table:table-cell table:style-name="ce9" office:value-type="string" calcext:value-type="string">
            <text:p>- a partir do mural de publicações como profissional poderei clicar nos detalhes da msg do cliente </text:p>
            <text:p> E dentro terá um link para acessar um mapa com a localização do cliente.</text:p>
          </table:table-cell>
          <table:table-cell table:style-name="ce29" office:value-type="string" calcext:value-type="string">
            <text:p>PELO IP DE ACESSO SERÁ LOCALIZADO NO MAPA</text:p>
          </table:table-cell>
          <table:table-cell table:number-columns-repeated="1018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29" office:value-type="string" calcext:value-type="string">
            <text:p>ASSINATURA PROFISSIONAL</text:p>
          </table:table-cell>
          <table:table-cell table:style-name="ce30" office:value-type="string" calcext:value-type="string">
            <text:p>CRÍTICO</text:p>
          </table:table-cell>
          <table:table-cell table:style-name="ce41" office:value-type="float" office:value="1" calcext:value-type="float">
            <text:p>1</text:p>
          </table:table-cell>
          <table:table-cell table:style-name="ce43"/>
          <table:table-cell table:style-name="ce29" office:value-type="string" calcext:value-type="string">
            <text:p>PROFISSIONAL SER MELHOR VISUALIZADO NO RANKING OU MAPA</text:p>
          </table:table-cell>
          <table:table-cell table:number-columns-repeated="1018"/>
        </table:table-row>
        <table:table-row table:style-name="ro1">
          <table:table-cell table:style-name="ce9" office:value-type="float" office:value="31" calcext:value-type="float">
            <text:p>31</text:p>
          </table:table-cell>
          <table:table-cell table:style-name="ce29" office:value-type="string" calcext:value-type="string">
            <text:p>EXCLUIR TRABALHOS</text:p>
          </table:table-cell>
          <table:table-cell table:style-name="ce30" office:value-type="string" calcext:value-type="string">
            <text:p>IMPORTANTE</text:p>
          </table:table-cell>
          <table:table-cell table:style-name="ce41" office:value-type="float" office:value="1" calcext:value-type="float">
            <text:p>1</text:p>
          </table:table-cell>
          <table:table-cell table:style-name="ce43"/>
          <table:table-cell table:style-name="ce29"/>
          <table:table-cell table:number-columns-repeated="1018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30" office:value-type="string" calcext:value-type="string">
            <text:p>LISTAR PUBLICAÇÕES MURAL</text:p>
          </table:table-cell>
          <table:table-cell table:style-name="ce30" office:value-type="string" calcext:value-type="string">
            <text:p>CRÍTICO</text:p>
          </table:table-cell>
          <table:table-cell table:style-name="ce41"/>
          <table:table-cell table:style-name="ce43"/>
          <table:table-cell table:style-name="ce29"/>
          <table:table-cell table:number-columns-repeated="1018"/>
        </table:table-row>
        <table:table-row table:style-name="ro1">
          <table:table-cell table:style-name="ce11" office:value-type="string" calcext:value-type="string" table:number-columns-spanned="6" table:number-rows-spanned="1">
            <text:p>CHAPTER 5: INFRAESTRUTURA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CRIAR REPOSITÓRIO GITHUB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CONTROLADOR DE VERSÃO</text:p>
          </table:table-cell>
          <table:table-cell table:number-columns-repeated="1018"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table:style-name="ce20" office:value-type="string" calcext:value-type="string">
            <text:p>CRIAR AMBIENTE DE DESENVOLVIMENTO</text:p>
          </table:table-cell>
          <table:table-cell table:style-name="ce9"/>
          <table:table-cell table:style-name="ce38"/>
          <table:table-cell table:style-name="ce9"/>
          <table:table-cell table:style-name="ce9" office:value-type="string" calcext:value-type="string">
            <text:p>NETBEANS/ECLIPSE. XAMPP, JDK, JSF, HIBERNATE, MYSQL, PRIMAFACES, JQUERY</text:p>
          </table:table-cell>
          <table:table-cell table:number-columns-repeated="101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CRIAR AMBIENTE DE DESENVOLVIMENTO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NETBEANS 8.1, GLASSFISH, JDK 1.8, JSF 2.1, HIBERNATE 4.3, MYSQL, PRIMAFACES 5.3, JQUERY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CRIAR AMBIENTE DE GERENCIAMENTO TRELLO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31"/>
          <table:table-cell table:style-name="ce9"/>
          <table:table-cell table:style-name="ce38"/>
          <table:table-cell table:style-name="ce31"/>
          <table:table-cell table:style-name="ce9"/>
          <table:table-cell table:number-columns-repeated="1018"/>
        </table:table-row>
        <table:table-row table:style-name="ro10">
          <table:table-cell table:style-name="ce11" table:number-columns-repeated="4"/>
          <table:table-cell table:style-name="ce11" office:value-type="string" calcext:value-type="string">
            <text:p>CHAPTER 6: PROVA DE CONCEITOS</text:p>
          </table:table-cell>
          <table:table-cell table:style-name="ce11"/>
          <table:table-cell table:number-columns-repeated="1018"/>
        </table:table-row>
        <table:table-row table:style-name="ro11">
          <table:table-cell table:style-name="ce12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32" office:value-type="string" calcext:value-type="string">
            <text:p>ESTUDAR API DE MAPAS</text:p>
          </table:table-cell>
          <table:table-cell table:style-name="ce9" office:value-type="string" calcext:value-type="string">
            <text:p>IMPORTANTE</text:p>
          </table:table-cell>
          <table:table-cell table:style-name="ce38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CONTROLADOR DE VERSÃO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9" table:number-columns-repeated="2"/>
          <table:table-cell table:style-name="ce38"/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CHAPTER 7: CORREÇÕES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3" office:value-type="string" calcext:value-type="string">
            <text:p>MELHORAR NAVEGAÇÃO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1" calcext:value-type="float">
            <text:p>1</text:p>
          </table:table-cell>
          <table:table-cell table:style-name="ce9"/>
          <table:table-cell table:style-name="ce9" office:value-type="string" calcext:value-type="string">
            <text:p>BOTÕES VOLTAR, MENOS PÁGINAS DE NAVEGAÇÃO E TUDO RELACIONADO A MELHORIA DE NAVEGAÇÃO.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PROBLEMAS DE CACHE</text:p>
          </table:table-cell>
          <table:table-cell table:style-name="ce9" office:value-type="string" calcext:value-type="string">
            <text:p>CRÍTICO</text:p>
          </table:table-cell>
          <table:table-cell table:style-name="ce38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20"/>
          <table:table-cell table:style-name="ce9"/>
          <table:table-cell table:style-name="ce38"/>
          <table:table-cell table:style-name="ce9" table:number-columns-repeated="2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CHAPTER 8: MELHORIA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2">
          <table:table-cell office:value-type="float" office:value="39" calcext:value-type="float">
            <text:p>39</text:p>
          </table:table-cell>
          <table:table-cell table:style-name="ce34" office:value-type="string" calcext:value-type="string">
            <text:p>FOTOS DOS USUÁRIOS</text:p>
          </table:table-cell>
          <table:table-cell table:style-name="ce9" office:value-type="string" calcext:value-type="string">
            <text:p>IMPORTANTE</text:p>
          </table:table-cell>
          <table:table-cell table:style-name="ce9"/>
          <table:table-cell table:style-name="ce9" office:value-type="string" calcext:value-type="string">
            <text:p>- é uma inclusão do campo foto no cadastro do usuário (q é um campo do tipo opcional).</text:p>
            <text:p>- tipos de fotos aceitas não estão definidos. O critério é que tem que aceitar um tipo de arquivo do</text:p>
            <text:p> Tipo imagem. As fotos de profissionais vão para o mural de profissionais. Na barra superior aparecer o nome</text:p>
            <text:p>Usuário e foto.</text:p>
          </table:table-cell>
          <table:table-cell table:style-name="ce9" office:value-type="string" calcext:value-type="string">
            <text:p>FOTOS DE PERFIL DE TODOS OS TIPOS DE USUARIO</text:p>
          </table:table-cell>
          <table:table-cell table:number-columns-repeated="1018"/>
        </table:table-row>
        <table:table-row table:style-name="ro7"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FOTOS DE DIVULGAÇÃO DE TRABALHOS</text:p>
          </table:table-cell>
          <table:table-cell table:style-name="ce9" office:value-type="string" calcext:value-type="string">
            <text:p>IMPORTANTE</text:p>
          </table:table-cell>
          <table:table-cell table:style-name="ce9"/>
          <table:table-cell table:style-name="ce9" office:value-type="string" calcext:value-type="string">
            <text:p>- o profissional pode incluir fotos de seus trabalhos pelo link "incluir trabalhos". </text:p>
            <text:p>Ele vai poder carregar até 3 fotos de trabalhos na categoria. Futuramente (na próxima Sprint) estas fotos </text:p>
            <text:p>Serão carregadas  no detalhe do profissional. Para</text:p>
            <text:p>A sprint atual as fotos serão vistas  no BD.</text:p>
          </table:table-cell>
          <table:table-cell table:style-name="ce9" office:value-type="string" calcext:value-type="string">
            <text:p>USUÁRIO PROFISSIONAL PODE POSTAR ATÉ 3 FOTOS DE TRABALHOS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" office:value-type="string" calcext:value-type="string">
            <text:p>FOTOS DE PUBLICIDADE </text:p>
          </table:table-cell>
          <table:table-cell table:style-name="ce31" office:value-type="string" calcext:value-type="string">
            <text:p>ÚTIL</text:p>
          </table:table-cell>
          <table:table-cell table:style-name="ce9" table:number-columns-repeated="2"/>
          <table:table-cell table:style-name="ce9" office:value-type="string" calcext:value-type="string">
            <text:p>POSSIBILIDADE <text:s/>DE INCLUIR PUBLICIDADE</text:p>
          </table:table-cell>
          <table:table-cell table:number-columns-repeated="1018"/>
        </table:table-row>
        <table:table-row table:style-name="ro1">
          <table:table-cell/>
          <table:table-cell table:style-name="ce9" table:number-columns-repeated="5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CHAPTER 9:VERSÃO MOBILE</text:p>
          </table:table-cell>
          <table:table-cell table:style-name="ce11"/>
          <table:table-cell table:number-columns-repeated="1018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IMPORTÂNCIA</text:p>
          </table:table-cell>
          <table:table-cell table:style-name="ce8" office:value-type="string" calcext:value-type="string">
            <text:p>ESTIMATIVA</text:p>
          </table:table-cell>
          <table:table-cell table:style-name="ce8" office:value-type="string" calcext:value-type="string">
            <text:p>COMO DEMONSTRAR DEMONSTRAR</text:p>
          </table:table-cell>
          <table:table-cell table:style-name="ce8" office:value-type="string" calcext:value-type="string">
            <text:p>NOTAS</text:p>
          </table:table-cell>
          <table:table-cell table:number-columns-repeated="1018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35" office:value-type="string" calcext:value-type="string">
            <text:p>VERSÃO MOBILE DO SITE</text:p>
          </table:table-cell>
          <table:table-cell table:style-name="ce37" office:value-type="string" calcext:value-type="string">
            <text:p>IMPORTANTE</text:p>
          </table:table-cell>
          <table:table-cell table:style-name="ce37" table:number-columns-repeated="3"/>
          <table:table-cell table:style-name="ce46" table:number-columns-repeated="1018"/>
        </table:table-row>
        <table:table-row table:style-name="ro1">
          <table:table-cell table:style-name="ce12"/>
          <table:table-cell table:style-name="ce8" table:number-columns-repeated="4"/>
          <table:table-cell table:style-name="ce9" office:value-type="string" calcext:value-type="string">
            <text:p>VERSÃO COMPLETA DO SITE EM MOBILE</text:p>
          </table:table-cell>
          <table:table-cell table:number-columns-repeated="1018"/>
        </table:table-row>
        <table:table-row table:style-name="ro1" table:number-rows-repeated="2">
          <table:table-cell table:style-name="ce12"/>
          <table:table-cell table:style-name="ce8" table:number-columns-repeated="5"/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Ênfase1" style:display-name="20% - Ênfase1" style:family="table-cell" style:parent-style-name="Default" style:data-style-name="N0">
      <style:table-cell-properties fo:background-color="#cc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2" style:display-name="20% - Ênfase2" style:family="table-cell" style:parent-style-name="Default" style:data-style-name="N0">
      <style:table-cell-properties fo:background-color="#ff99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3" style:display-name="20% - Ênfase3" style:family="table-cell" style:parent-style-name="Default" style:data-style-name="N0">
      <style:table-cell-properties fo:background-color="#ccff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4" style:display-name="20% - Ênfase4" style:family="table-cell" style:parent-style-name="Default" style:data-style-name="N0">
      <style:table-cell-properties fo:background-color="#cc99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5" style:display-name="20% - Ênfase5" style:family="table-cell" style:parent-style-name="Default" style:data-style-name="N0">
      <style:table-cell-properties fo:background-color="#cc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Ênfase6" style:display-name="20% - Ênfase6" style:family="table-cell" style:parent-style-name="Default" style:data-style-name="N0">
      <style:table-cell-properties fo:background-color="#c0c0c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1" style:display-name="40% - Ênfase1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2" style:display-name="40% - Ênfase2" style:family="table-cell" style:parent-style-name="Default" style:data-style-name="N0">
      <style:table-cell-properties fo:background-color="#ff808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3" style:display-name="40% - Ênfase3" style:family="table-cell" style:parent-style-name="Default" style:data-style-name="N0">
      <style:table-cell-properties fo:background-color="#00ff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4" style:display-name="40% - Ênfase4" style:family="table-cell" style:parent-style-name="Default" style:data-style-name="N0">
      <style:table-cell-properties fo:background-color="#cc99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5" style:display-name="40% - Ênfase5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Ênfase6" style:display-name="40% - Ênfase6" style:family="table-cell" style:parent-style-name="Default" style:data-style-name="N0">
      <style:table-cell-properties fo:background-color="#ffcc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6_0_25__20_-_20_Ênfase1" style:display-name="60% - Ênfase1" style:family="table-cell" style:parent-style-name="Default" style:data-style-name="N0">
      <style:table-cell-properties fo:background-color="#0066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2" style:display-name="60% - Ênfase2" style:family="table-cell" style:parent-style-name="Default" style:data-style-name="N0">
      <style:table-cell-properties fo:background-color="#ff808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3" style:display-name="60% - Ênfase3" style:family="table-cell" style:parent-style-name="Default" style:data-style-name="N0">
      <style:table-cell-properties fo:background-color="#00ff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4" style:display-name="60% - Ênfase4" style:family="table-cell" style:parent-style-name="Default" style:data-style-name="N0">
      <style:table-cell-properties fo:background-color="#80008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5" style:display-name="60% - Ênfase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Ênfase6" style:display-name="60% - Ênfase6" style:family="table-cell" style:parent-style-name="Default" style:data-style-name="N0">
      <style:table-cell-properties fo:background-color="#ff99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Bom" style:family="table-cell" style:parent-style-name="Default" style:data-style-name="N0">
      <style:table-cell-properties fo:background-color="#ccffcc" style:vertical-align="automatic"/>
      <style:text-properties fo:color="#008000" style:font-name="Calibri" fo:font-family="Calibri" style:font-name-asian="Calibri" style:font-family-asian="Calibri" style:font-name-complex="Calibri" style:font-family-complex="Calibri"/>
    </style:style>
    <style:style style:name="Cálculo" style:family="table-cell" style:parent-style-name="Default" style:data-style-name="N0">
      <style:table-cell-properties fo:background-color="#c0c0c0" fo:border="0.06pt solid #808080" style:vertical-align="automatic"/>
      <style:text-properties fo:color="#ff99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000000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000000" fo:background-color="transparent" fo:border-left="none" fo:border-right="none" fo:border-top="none" style:vertical-align="automatic"/>
      <style:text-properties fo:color="#ff9900" style:font-name="Calibri" fo:font-family="Calibri" style:font-name-asian="Calibri" style:font-family-asian="Calibri" style:font-name-complex="Calibri" style:font-family-complex="Calibri"/>
    </style:style>
    <style:style style:name="Ênfase1" style:family="table-cell" style:parent-style-name="Default" style:data-style-name="N0">
      <style:table-cell-properties fo:background-color="#33339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2" style:family="table-cell" style:parent-style-name="Default" style:data-style-name="N0">
      <style:table-cell-properties fo:background-color="#ff00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3" style:family="table-cell" style:parent-style-name="Default" style:data-style-name="N0">
      <style:table-cell-properties fo:background-color="#33996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4" style:family="table-cell" style:parent-style-name="Default" style:data-style-name="N0">
      <style:table-cell-properties fo:background-color="#80008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Ênfase6" style:family="table-cell" style:parent-style-name="Default" style:data-style-name="N0">
      <style:table-cell-properties fo:background-color="#ff66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ntrada" style:family="table-cell" style:parent-style-name="Default" style:data-style-name="N0">
      <style:table-cell-properties fo:background-color="#c0c0c0" fo:border="0.06pt solid #808080" style:vertical-align="automatic"/>
      <style:text-properties fo:color="#333399" style:font-name="Calibri" fo:font-family="Calibri" style:font-name-asian="Calibri" style:font-family-asian="Calibri" style:font-name-complex="Calibri" style:font-family-complex="Calibri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correto" style:family="table-cell" style:parent-style-name="Default" style:data-style-name="N0">
      <style:table-cell-properties fo:background-color="#ff99cc" style:vertical-align="automatic"/>
      <style:text-properties fo:color="#800080" style:font-name="Calibri" fo:font-family="Calibri" style:font-name-asian="Calibri" style:font-family-asian="Calibri" style:font-name-complex="Calibri" style:font-family-complex="Calibri"/>
    </style:style>
    <style:style style:name="Neutra" style:family="table-cell" style:parent-style-name="Default" style:data-style-name="N0">
      <style:table-cell-properties fo:background-color="#ffff99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Nota" style:family="table-cell" style:parent-style-name="Default" style:data-style-name="N0">
      <style:table-cell-properties fo:background-color="#ffffcc" fo:border="0.06pt solid #c0c0c0" style:vertical-align="automatic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ída" style:family="table-cell" style:parent-style-name="Default" style:data-style-name="N0">
      <style:table-cell-properties fo:background-color="#c0c0c0" fo:border="0.06pt solid #333333" style:vertical-align="automatic"/>
      <style:text-properties fo:color="#333333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Texto_20_de_20_Aviso" style:display-name="Texto de Aviso" style:family="table-cell" style:parent-style-name="Default" style:data-style-name="N0">
      <style:table-cell-properties fo:background-color="transparent" style:vertical-align="automatic"/>
      <style:text-properties fo:color="#ff0000" style:font-name="Calibri" fo:font-family="Calibri" style:font-name-asian="Calibri" style:font-family-asian="Calibri" style:font-name-complex="Calibri" style:font-family-complex="Calibri"/>
    </style:style>
    <style:style style:name="Texto_20_Explicativo" style:display-name="Texto Explicativo" style:family="table-cell" style:parent-style-name="Default" style:data-style-name="N0">
      <style:table-cell-properties fo:background-color="transparent" style:vertical-align="automatic"/>
      <style:text-properties fo:color="#808080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Título_20_1" style:display-name="Título 1" style:family="table-cell" style:parent-style-name="Default" style:data-style-name="N0">
      <style:table-cell-properties fo:border-bottom="2.01pt solid #333399" fo:background-color="transparent" fo:border-left="none" fo:border-right="none" fo:border-top="none" style:vertical-align="automatic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01pt solid #c0c0c0" fo:background-color="transparent" fo:border-left="none" fo:border-right="none" fo:border-top="none" style:vertical-align="automatic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0.06pt solid #0066cc" fo:background-color="transparent" fo:border-left="none" fo:border-right="none" fo:border-top="none" style:vertical-align="automatic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Título_20_4" style:display-name="Título 4" style:family="table-cell" style:parent-style-name="Default" style:data-style-name="N0">
      <style:table-cell-properties fo:background-color="transparent" style:vertical-align="automatic"/>
      <style:text-properties fo:color="#003366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Título_20_5" style:display-name="Título 5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000000" fo:background-color="transparent" fo:border-left="none" fo:border-right="none" fo:border-top="0.06pt solid #333399" style:vertical-align="automatic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3.62mm" fo:margin-left="0mm" fo:margin-right="0mm" fo:margin-bottom="0mm"/>
      </style:header-style>
      <style:footer-style>
        <style:header-footer-properties fo:min-height="13.62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08:00:59.5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initial-creator>Matheus</meta:initial-creator>
    <dc:date>2016-05-23T09:42:24.941000000</dc:date>
    <meta:editing-cycles>9</meta:editing-cycles>
    <meta:editing-duration>PT1H18M3S</meta:editing-duration>
    <meta:document-statistic meta:table-count="1" meta:cell-count="260" meta:object-count="0"/>
    <meta:user-defined meta:name="WorkbookGuid">66fc276f-dc67-474d-9b71-a80b07a477d2</meta:user-defined>
  </office:meta>
</office:document-meta>
</file>